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1822E4B5FBC73C1E.png" manifest:media-type="image/png"/>
  <manifest:file-entry manifest:full-path="Pictures/100002010000078000000438C602434283B55253.png" manifest:media-type="image/png"/>
  <manifest:file-entry manifest:full-path="Pictures/100002010000048000000120CAE94BC33D7826AE.png" manifest:media-type="image/png"/>
  <manifest:file-entry manifest:full-path="Pictures/1000020100000480000001209B73C4BB43A52E17.png" manifest:media-type="image/png"/>
  <manifest:file-entry manifest:full-path="Pictures/10000201000004800000012045DA1DDB5029EE32.png" manifest:media-type="image/png"/>
  <manifest:file-entry manifest:full-path="Pictures/10000201000007800000043862097ACF7CFD704F.png" manifest:media-type="image/png"/>
  <manifest:file-entry manifest:full-path="Pictures/1000020100000780000004389065D2A212ED22DC.png" manifest:media-type="image/png"/>
  <manifest:file-entry manifest:full-path="Pictures/10000201000007800000043883F46696B1CF66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73cm, 1.513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513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499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779cm, 14.676cm, 13.8cm, 33.944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781cm, 31.368cm, 13.8cm, 16.529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141cm, 24.112cm, 13.8cm, 24.871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141cm, 19.395cm, 13.8cm, 29.225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51cm, 13.583cm, 1.5cm, 19.798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8cm, 13.583cm, 2.171cm, 19.798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074cm, 14.671cm, 7.251cm, 20.161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357cm, 15.034cm, 12.331cm, 20.161cm)" draw:image-opacity="100%" style:mirror="none"/>
    </style:style>
    <style:style style:name="pr1" style:family="presentation" style:parent-style-name="Default-subtitle">
      <style:graphic-properties draw:fill-color="#ffffff" fo:min-height="6.60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fo:font-style="italic" style:font-size-asian="28pt" style:font-style-asian="italic" style:font-size-complex="28pt" style:font-style-complex="italic"/>
    </style:style>
    <style:style style:name="P3" style:family="paragraph">
      <loext:graphic-properties draw:fill-color="#ffffff"/>
      <style:text-properties fo:font-size="28pt" fo:font-style="italic" style:font-size-asian="28pt" style:font-style-asian="italic" style:font-size-complex="28pt" style:font-style-complex="italic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799cm" svg:height="4.987cm" svg:x="6cm" svg:y="0.2cm">
          <draw:image xlink:href="Pictures/100002010000048000000120CAE94BC33D7826AE.png" xlink:type="simple" xlink:show="embed" xlink:actuate="onLoad">
            <text:p/>
          </draw:image>
        </draw:frame>
        <draw:frame draw:style-name="gr2" draw:text-style-name="P1" draw:layer="layout" svg:width="20.799cm" svg:height="5.471cm" svg:x="6cm" svg:y="4.847cm">
          <draw:image xlink:href="Pictures/1000020100000480000001209B73C4BB43A52E17.png" xlink:type="simple" xlink:show="embed" xlink:actuate="onLoad">
            <text:p/>
          </draw:image>
        </draw:frame>
        <draw:frame draw:style-name="gr3" draw:text-style-name="P1" draw:layer="layout" svg:width="20.999cm" svg:height="5.521cm" svg:x="6cm" svg:y="9.997cm">
          <draw:image xlink:href="Pictures/10000201000004800000012045DA1DDB5029EE32.png" xlink:type="simple" xlink:show="embed" xlink:actuate="onLoad">
            <text:p/>
          </draw:image>
        </draw:frame>
        <draw:frame presentation:style-name="pr1" draw:text-style-name="P3" draw:layer="layout" svg:width="2.9cm" svg:height="13.213cm" svg:x="4.8cm" svg:y="1.187cm" presentation:class="subtitle" presentation:user-transformed="true">
          <draw:text-box>
            <text:p text:style-name="P2"><text:span text:style-name="T1">tpt1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tpt2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WT</text:span></text:p>
          </draw:text-box>
        </draw:frame>
        <draw:frame draw:style-name="gr4" draw:text-style-name="P1" draw:layer="layout" svg:width="1.199cm" svg:height="2.2cm" svg:x="2.999cm" svg:y="6.799cm">
          <draw:image xlink:href="Pictures/10000201000007800000043862097ACF7CFD704F.png" xlink:type="simple" xlink:show="embed" xlink:actuate="onLoad">
            <text:p/>
          </draw:image>
        </draw:frame>
        <draw:frame draw:style-name="gr5" draw:text-style-name="P1" draw:layer="layout" svg:width="1.598cm" svg:height="2.199cm" svg:x="0.6cm" svg:y="1.301cm">
          <draw:image xlink:href="Pictures/10000201000007800000043862097ACF7CFD704F.png" xlink:type="simple" xlink:show="embed" xlink:actuate="onLoad">
            <text:p/>
          </draw:image>
        </draw:frame>
        <draw:frame draw:style-name="gr6" draw:text-style-name="P1" draw:layer="layout" svg:width="0.999cm" svg:height="2cm" svg:x="2cm" svg:y="1.5cm">
          <draw:image xlink:href="Pictures/10000201000007800000043862097ACF7CFD704F.png" xlink:type="simple" xlink:show="embed" xlink:actuate="onLoad">
            <text:p/>
          </draw:image>
        </draw:frame>
        <draw:frame draw:style-name="gr7" draw:text-style-name="P1" draw:layer="layout" svg:width="1.199cm" svg:height="2cm" svg:x="2.999cm" svg:y="1.5cm">
          <draw:image xlink:href="Pictures/10000201000007800000043862097ACF7CFD704F.png" xlink:type="simple" xlink:show="embed" xlink:actuate="onLoad">
            <text:p/>
          </draw:image>
        </draw:frame>
        <draw:frame draw:style-name="gr5" draw:text-style-name="P1" draw:layer="layout" svg:width="1.598cm" svg:height="2.199cm" svg:x="0.7cm" svg:y="6.8cm">
          <draw:image xlink:href="Pictures/10000201000007800000043862097ACF7CFD704F.png" xlink:type="simple" xlink:show="embed" xlink:actuate="onLoad">
            <text:p/>
          </draw:image>
        </draw:frame>
        <draw:frame draw:style-name="gr6" draw:text-style-name="P1" draw:layer="layout" svg:width="0.999cm" svg:height="2cm" svg:x="2.1cm" svg:y="6.999cm">
          <draw:image xlink:href="Pictures/10000201000007800000043862097ACF7CFD704F.png" xlink:type="simple" xlink:show="embed" xlink:actuate="onLoad">
            <text:p/>
          </draw:image>
        </draw:frame>
        <draw:frame draw:style-name="gr5" draw:text-style-name="P1" draw:layer="layout" svg:width="1.598cm" svg:height="2.199cm" svg:x="0.6cm" svg:y="12.302cm">
          <draw:image xlink:href="Pictures/10000201000007800000043862097ACF7CFD704F.png" xlink:type="simple" xlink:show="embed" xlink:actuate="onLoad">
            <text:p/>
          </draw:image>
        </draw:frame>
        <draw:frame draw:style-name="gr6" draw:text-style-name="P1" draw:layer="layout" svg:width="0.999cm" svg:height="2cm" svg:x="2cm" svg:y="12.501cm">
          <draw:image xlink:href="Pictures/10000201000007800000043862097ACF7CFD704F.png" xlink:type="simple" xlink:show="embed" xlink:actuate="onLoad">
            <text:p/>
          </draw:image>
        </draw:frame>
        <draw:frame draw:style-name="gr7" draw:text-style-name="P1" draw:layer="layout" svg:width="1.199cm" svg:height="2cm" svg:x="2.999cm" svg:y="12.501cm">
          <draw:image xlink:href="Pictures/10000201000007800000043862097ACF7CFD704F.png" xlink:type="simple" xlink:show="embed" xlink:actuate="onLoad">
            <text:p/>
          </draw:image>
        </draw:frame>
        <draw:frame draw:style-name="gr8" draw:text-style-name="P4" draw:layer="layout" svg:width="8.808cm" svg:height="0.962cm" draw:transform="rotate (1.5707963267949) translate (26.238cm 12cm)">
          <draw:text-box>
            <text:p>This is non-loopless sampling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0" draw:text-style-name="P1" draw:layer="layout" svg:width="9.599cm" svg:height="12.799cm" svg:x="1.401cm" svg:y="2.6cm">
          <draw:image xlink:href="Pictures/1000020100000780000004389065D2A212ED22DC.png" xlink:type="simple" xlink:show="embed" xlink:actuate="onLoad">
            <text:p/>
          </draw:image>
        </draw:frame>
        <draw:frame draw:style-name="gr8" draw:text-style-name="P4" draw:layer="layout" svg:width="9.062cm" svg:height="0.962cm" svg:x="1.738cm" svg:y="1cm">
          <draw:text-box>
            <text:p>ATP/NADPH = 100/166 = 0.60</text:p>
          </draw:text-box>
        </draw:frame>
        <draw:frame draw:style-name="gr8" draw:text-style-name="P4" draw:layer="layout" svg:width="9.062cm" svg:height="0.962cm" svg:x="11.8cm" svg:y="1cm">
          <draw:text-box>
            <text:p>ATP/NADPH = 100/213 = 0.47</text:p>
          </draw:text-box>
        </draw:frame>
        <draw:frame draw:style-name="gr11" draw:text-style-name="P1" draw:layer="layout" svg:width="9.599cm" svg:height="12.799cm" svg:x="11.801cm" svg:y="2.601cm">
          <draw:image xlink:href="Pictures/10000201000007800000043883F46696B1CF6644.png" xlink:type="simple" xlink:show="embed" xlink:actuate="onLoad">
            <text:p/>
          </draw:image>
        </draw:frame>
        <draw:frame draw:style-name="gr12" draw:text-style-name="P1" draw:layer="layout" svg:width="3.69cm" svg:height="2.6cm" svg:x="7.71cm" svg:y="2.2cm">
          <draw:image xlink:href="Pictures/100002010000078000000438C602434283B55253.png" xlink:type="simple" xlink:show="embed" xlink:actuate="onLoad">
            <text:p/>
          </draw:image>
        </draw:frame>
        <draw:frame draw:style-name="gr13" draw:text-style-name="P1" draw:layer="layout" svg:width="7.4cm" svg:height="5.163cm" svg:x="19.2cm" svg:y="2.201cm">
          <draw:image xlink:href="Pictures/1000020100000780000004381822E4B5FBC73C1E.png" xlink:type="simple" xlink:show="embed" xlink:actuate="onLoad">
            <text:p/>
          </draw:image>
        </draw:frame>
        <draw:frame draw:style-name="gr8" draw:text-style-name="P4" draw:layer="layout" svg:width="7.542cm" svg:height="0.962cm" draw:transform="rotate (1.5707963267949) translate (22.238cm 15.2cm)">
          <draw:text-box>
            <text:p>This is loopless sampling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08:25.727645445</meta:creation-date>
    <dc:date>2019-05-23T15:30:10.830956221</dc:date>
    <meta:editing-duration>PT1M1S</meta:editing-duration>
    <meta:editing-cycles>1</meta:editing-cycles>
    <meta:document-statistic meta:object-count="46"/>
    <meta:generator>LibreOffice/6.0.7.3$Linux_X86_64 LibreOffice_project/00m0$Build-3</meta:generator>
  </office:meta>
</office:document-meta>
</file>